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font-size="18pt" officeooo:rsid="001d85e2" officeooo:paragraph-rsid="001d85e2" style:font-size-asian="18pt" style:font-size-complex="18pt"/>
    </style:style>
    <style:style style:name="P2" style:family="paragraph" style:parent-style-name="Heading_20_2">
      <style:text-properties fo:font-size="16pt" style:font-size-asian="16pt" style:font-size-complex="16pt"/>
    </style:style>
    <style:style style:name="P3" style:family="paragraph" style:parent-style-name="Heading_20_2">
      <style:text-properties fo:font-size="11pt" fo:font-weight="normal" officeooo:rsid="001df5a1" officeooo:paragraph-rsid="001df5a1" style:font-size-asian="11pt" style:font-weight-asian="normal" style:font-size-complex="11pt" style:font-weight-complex="normal"/>
    </style:style>
    <style:style style:name="P4" style:family="paragraph" style:parent-style-name="Standard">
      <style:text-properties fo:font-size="11pt" style:font-size-asian="11pt" style:font-size-complex="11pt"/>
    </style:style>
    <style:style style:name="P5" style:family="paragraph" style:parent-style-name="Text_20_body">
      <style:text-properties fo:font-size="11pt" style:font-size-asian="11pt" style:font-size-complex="11pt"/>
    </style:style>
    <style:style style:name="P6"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T1" style:family="text">
      <style:text-properties fo:background-color="#ffd428" loext:char-shading-value="0"/>
    </style:style>
    <style:style style:name="T2" style:family="text">
      <style:text-properties fo:background-color="#ffd428" loext:char-shading-value="0"/>
    </style:style>
    <style:style style:name="T3" style:family="text">
      <style:text-properties fo:background-color="#77bc65" loext:char-shading-value="0"/>
    </style:style>
    <style:style style:name="T4" style:family="text">
      <style:text-properties fo:background-color="#77bc65" loext:char-shading-value="0"/>
    </style:style>
    <style:style style:name="T5" style:family="text">
      <style:text-properties fo:background-color="transparent" loext:char-shading-value="0"/>
    </style:style>
    <style:style style:name="T6" style:family="text">
      <style:text-properties fo:background-color="transparent" loext:char-shading-value="0"/>
    </style:style>
    <style:style style:name="T7" style:family="text">
      <style:text-properties officeooo:rsid="001ddf98" fo:background-color="transparent" loext:char-shading-value="0"/>
    </style:style>
    <style:style style:name="T8" style:family="text">
      <style:text-properties fo:background-color="#ffa6a6" loext:char-shading-value="0"/>
    </style:style>
    <style:style style:name="T9" style:family="text">
      <style:text-properties officeooo:rsid="001ddf98" fo:background-color="#ffa6a6" loext:char-shading-value="0"/>
    </style:style>
    <style:style style:name="T10" style:family="text">
      <style:text-properties fo:background-color="#ffa6a6" loext:char-shading-value="0"/>
    </style:style>
    <style:style style:name="T11" style:family="text">
      <style:text-properties fo:background-color="#ffde59" loext:char-shading-value="0"/>
    </style:style>
    <style:style style:name="T12" style:family="text">
      <style:text-properties fo:background-color="#ffde59" loext:char-shading-value="0"/>
    </style:style>
    <style:style style:name="T13" style:family="text">
      <style:text-properties fo:background-color="#ff6d6d" loext:char-shading-value="0"/>
    </style:style>
    <style:style style:name="T14" style:family="text">
      <style:text-properties fo:background-color="#ff6d6d" loext:char-shading-value="0"/>
    </style:style>
    <style:style style:name="T15" style:family="text">
      <style:text-properties fo:font-size="12pt" style:font-size-asian="12pt" style:font-size-complex="12pt"/>
    </style:style>
    <style:style style:name="T16" style:family="text">
      <style:text-properties fo:font-size="12pt" fo:background-color="transparent" loext:char-shading-value="0" style:font-size-asian="12pt" style:font-size-complex="12pt"/>
    </style:style>
    <style:style style:name="T17" style:family="text">
      <style:text-properties fo:font-size="10pt" style:font-size-asian="10pt" style:font-size-complex="10pt"/>
    </style:style>
    <style:style style:name="T18" style:family="text">
      <style:text-properties fo:font-size="10pt" fo:background-color="transparent" loext:char-shading-value="0" style:font-size-asian="10pt" style:font-size-complex="10pt"/>
    </style:style>
    <style:style style:name="T19" style:family="text">
      <style:text-properties fo:font-size="11pt" style:font-size-asian="11pt" style:font-size-complex="11pt"/>
    </style:style>
    <style:style style:name="T20" style:family="text">
      <style:text-properties fo:font-size="11pt" fo:background-color="transparent" loext:char-shading-value="0" style:font-size-asian="11pt" style:font-size-complex="11pt"/>
    </style:style>
    <style:style style:name="T2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text:span text:style-name="T10">Tâches</text:span>, <text:span text:style-name="T12">Soft skills</text:span>, <text:span text:style-name="T4">Hard skills</text:span></text:h>
      <text:h text:style-name="P1" text:outline-level="2">Junior Java Developer</text:h>
      <text:h text:style-name="P2" text:outline-level="2">Description</text:h>
      <text:p text:style-name="P5">En tant que Junior Java Developer, vous rejoignez une <text:span text:style-name="T2">équipe</text:span> <text:span text:style-name="T2">dynamique</text:span> organisée de façon <text:span text:style-name="T4">Agile / Scrum</text:span> : gestion d'un backlog, séances de poker planning, stand-up meetings quotidiens, découpe du travail en sprints de 2 à 3 semaines, réunions rétrospectives,…<text:line-break/><text:line-break/>Cette organisation permet à chaque membre de l’équipe de s’impliquer fortement dans le projet et de participer aux <text:span text:style-name="T2">prises de décisions</text:span>.<text:line-break/><text:line-break/><office:annotation office:name="__Annotation__7_3412622373" loext:resolved="false"><dc:creator>Unknown Author</dc:creator><dc:date>2022-08-10T19:36:12.302000000</dc:date><text:p text:style-name="P6"><text:span text:style-name="T21">Les tâches décritent me donnent très envie de travailler là. Elles me semble aussi tout à fait à ma porté, tout en restant un beau défis.</text:span></text:p></office:annotation><text:span text:style-name="T10">Vous prenez par</text:span><text:span text:style-name="T9">t </text:span><text:span text:style-name="T10">au développement de nouvelles applications en vous basant sur les standards de développement et les frameworks existants.</text:span><text:line-break/><text:line-break/><text:span text:style-name="T10">A partir des documents d’analyses fonctionnelles rédigés par les analystes et des consignes techniques transmises par les architectes, vous assurez le développement, le testing et la documentation des applications développées.</text:span><text:line-break/><text:line-break/>Vous êtes également <text:span text:style-name="T10">responsable de la résolution de bugs liés au code et du développement de nouvelles fonctionnalités.</text:span></text:p>
      <text:h text:style-name="P2" text:outline-level="2">Profil<office:annotation-end office:name="__Annotation__7_3412622373"/></text:h>
      <text:p text:style-name="P5"><office:annotation office:name="__Annotation__2_3412622373" loext:resolved="false"><dc:creator>Unknown Author</dc:creator><dc:date>2022-08-10T19:25:11.114000000</dc:date><text:p text:style-name="P6"><text:span text:style-name="T21">Bonnes connaissances juniores de la majorité des hard skills demandées.</text:span><text:span text:style-name="T21"><text:line-break/></text:span><text:span text:style-name="T21">Points étrangers:</text:span></text:p><text:p text:style-name="P6"><text:span text:style-name="T21"><text:tab/></text:span><text:span text:style-name="T21">- bachelor en info</text:span></text:p><text:p text:style-name="P6"><text:span text:style-name="T21"><text:tab/></text:span><text:span text:style-name="T21">-JSF</text:span></text:p><text:p text:style-name="P6"><text:span text:style-name="T21"><text:tab/></text:span><text:span text:style-name="T21">-Web Soap Services</text:span></text:p><text:p text:style-name="P6"><text:span text:style-name="T21"/></text:p><text:p text:style-name="P6"><text:span text:style-name="T21">Connaissances techniques acquises lors de la formation Java.</text:span></text:p></office:annotation><text:span text:style-name="T4">Titulaire d'un Bachelor en informatique</text:span>, vous disposez d'une connaissance des technologies suivantes : <text:span text:style-name="T4">Java EE</text:span>, <text:span text:style-name="T4">Spring</text:span>, <text:span text:style-name="T4">Hibernate</text:span>, <text:span text:style-name="T4">JSF</text:span>, <text:span text:style-name="T4">Javascript/Angular</text:span>, <text:span text:style-name="T4">Design Pattern</text:span>, <text:span text:style-name="T4">Web Services Soap (XML)</text:span>, <text:span text:style-name="T4">Web Services Rest (JSON)</text:span>, <text:span text:style-name="T4">DBMS/SQL</text:span>, <text:span text:style-name="T4">Test Driven Development</text:span>, <text:span text:style-name="T4">Agile</text:span>.<office:annotation-end office:name="__Annotation__2_3412622373"/><text:line-break/><text:line-break/><office:annotation office:name="__Annotation__6_3412622373" loext:resolved="false"><dc:creator>Unknown Author</dc:creator><dc:date>2022-08-10T19:32:08.755000000</dc:date><text:p text:style-name="P6"><text:span text:style-name="T21">Les softs skills me correspondent très bien aussi.</text:span></text:p><text:p text:style-name="P6"><text:span text:style-name="T21">Celles que je dois encore veiller à améliorer:</text:span></text:p><text:p text:style-name="P6"><text:span text:style-name="T21"><text:tab/></text:span><text:span text:style-name="T21">-travail en équipe (tendance à ne pas oser partager mes idées / courage de les défendre)</text:span></text:p><text:p text:style-name="P6"><text:span text:style-name="T21"><text:tab/></text:span><text:span text:style-name="T21">-méthodique et organisé (tendance à ne pas prendre le temps de planifier, à m’égarer dans le perfectionnement de détails)</text:span></text:p></office:annotation><text:span text:style-name="T2">Curieux</text:span> et <text:span text:style-name="T2">passionné</text:span> par les nouvelles technologies, vous avez une excellente <text:span text:style-name="T2">capacité d’apprentissage</text:span>.<text:line-break/><text:line-break/>Vous êtes capable de travailler de manière <text:span text:style-name="T2">autonome</text:span>, <text:span text:style-name="T2">méthodique</text:span> et êtes <text:span text:style-name="T2">apte à fixer vos priorités</text:span>.<office:annotation-end office:name="__Annotation__6_3412622373"/><text:line-break/><text:line-break/>Enfin, vous avez une <text:span text:style-name="T4">connaissance passive du néerlandais</text:span>.</text:p>
      <text:h text:style-name="P2" text:outline-level="2">Offre</text:h>
      <text:p text:style-name="Text_20_body"><text:span text:style-name="T19">En travaillant chez Smals, vous </text:span><text:span text:style-name="T20">contribuez à la réalisation de services ICT ayant un impact sur la vie de tous les jours</text:span><text:span text:style-name="T19">. Que ce soit au niveau du développement applicatif, de l’infrastructure ou dans les services de support, il est possible de suivre des formations, de se spécialiser ou d’avoir des opportunités de carrière intéressantes. Smals veille à proposer des conditions de travail permettant un bon équilibre vie privée - vie professionnelle, un salaire conforme au marché, une assurance hospitalisation, un deuxième pilier de pension, des chèques repas et du télétravail. Smals rembourse entièrement vos déplacements domicile/lieu de travail en transports en commun et a choisi de s’installer à proximité immédiate des différents réseaux de transports en commun. Par ailleurs, Smals mène une </text:span><text:a xlink:type="simple" xlink:href="http://www.smals.be/fr/content/politique-degalite-des-chances" text:style-name="Internet_20_link" text:visited-style-name="Visited_20_Internet_20_Link"><text:span text:style-name="T19">politique d'égalité des chances</text:span></text:a><text:span text:style-name="T19">.</text:span></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10T19:07:42.444000000</meta:creation-date>
    <dc:date>2022-08-10T19:37:50.793000000</dc:date>
    <meta:editing-duration>PT9M47S</meta:editing-duration>
    <meta:editing-cycles>2</meta:editing-cycles>
    <meta:generator>LibreOffice/7.2.6.2$Windows_X86_64 LibreOffice_project/b0ec3a565991f7569a5a7f5d24fed7f52653d754</meta:generator>
    <meta:document-statistic meta:table-count="0" meta:image-count="0" meta:object-count="0" meta:page-count="1" meta:paragraph-count="8" meta:word-count="338" meta:character-count="2324" meta:non-whitespace-character-count="1987"/>
  </office:meta>
</office:document-meta>
</file>